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bold" fo:font-family="'Times New Roman'" style:font-family-asian="'Times New Roman'" style:font-family-complex="'Times New Roman'" fo:background-color="transparent" style:use-window-font-color="true"/>
    </style:style>
    <style:style style:name="T9" style:family="text">
      <style:text-properties fo:font-size="11.00pt" fo:font-weight="normal" fo:font-family="'Times New Roman'" style:font-family-asian="'Times New Roman'" style:font-family-complex="'Times New Roman'"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Times New Roman'" style:font-family-asian="'Times New Roman'" style:font-family-complex="'Times New Roman'" fo:background-color="transparent" style:use-window-font-color="true"/>
    </style:style>
    <style:style style:name="T12" style:family="text">
      <style:text-properties fo:font-size="11.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bold" fo:font-family="'Times New Roman'" style:font-family-asian="'Times New Roman'" style:font-family-complex="'Times New Roman'" fo:background-color="transparent" style:use-window-font-color="true"/>
    </style:style>
    <style:style style:name="T14" style:family="text">
      <style:text-properties fo:font-size="11.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bold" fo:font-family="'Times New Roman'" style:font-family-asian="'Times New Roman'" style:font-family-complex="'Times New Roman'" fo:background-color="transparent" style:use-window-font-color="true"/>
    </style:style>
    <style:style style:name="T41" style:family="text">
      <style:text-properties fo:font-size="11.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Times New Roman'" style:font-family-asian="'Times New Roman'" style:font-family-complex="'Times New Roman'" fo:background-color="transparent" style:use-window-font-color="true"/>
    </style:style>
    <style:style style:name="T47" style:family="text">
      <style:text-properties fo:font-size="11.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Times New Roman'" style:font-family-asian="'Times New Roman'" style:font-family-complex="'Times New Roman'" fo:background-color="transparent" style:use-window-font-color="true"/>
    </style:style>
    <style:style style:name="T57" style:family="text">
      <style:text-properties fo:font-size="11.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Times New Roman'" style:font-family-asian="'Times New Roman'" style:font-family-complex="'Times New Roman'" fo:background-color="transparent" style:use-window-font-color="true"/>
    </style:style>
    <style:style style:name="T61" style:family="text">
      <style:text-properties fo:font-size="11.00pt" fo:font-weight="bold" fo:font-family="'Times New Roman'" style:font-family-asian="'Times New Roman'" style:font-family-complex="'Times New Roman'" fo:background-color="transparent" style:use-window-font-color="true"/>
    </style:style>
    <style:style style:name="T62" style:family="text">
      <style:text-properties fo:font-size="11.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Times New Roman'" style:font-family-asian="'Times New Roman'" style:font-family-complex="'Times New Roman'" fo:background-color="transparent" style:use-window-font-color="true"/>
    </style:style>
    <style:style style:name="T65" style:family="text">
      <style:text-properties fo:font-size="11.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Times New Roman'" style:font-family-asian="'Times New Roman'" style:font-family-complex="'Times New Roman'" fo:background-color="transparent" style:use-window-font-color="true"/>
    </style:style>
    <style:style style:name="T73" style:family="text">
      <style:text-properties fo:font-size="11.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Times New Roman'" style:font-family-asian="'Times New Roman'" style:font-family-complex="'Times New Roman'" fo:background-color="transparent" style:use-window-font-color="true"/>
    </style:style>
    <style:style style:name="T79" style:family="text">
      <style:text-properties fo:font-size="11.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Times New Roman'" style:font-family-asian="'Times New Roman'" style:font-family-complex="'Times New Roman'" fo:background-color="transparent" style:use-window-font-color="true"/>
    </style:style>
    <style:style style:name="T82" style:family="text">
      <style:text-properties fo:font-size="11.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bold" fo:font-family="'Times New Roman'" style:font-family-asian="'Times New Roman'" style:font-family-complex="'Times New Roman'" fo:background-color="transparent" style:use-window-font-color="true"/>
    </style:style>
    <style:style style:name="T85" style:family="text">
      <style:text-properties fo:font-size="11.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fo:font-family="'Times New Roman'" style:font-family-asian="'Times New Roman'" style:font-family-complex="'Times New Roman'"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Times New Roman'" style:font-family-asian="'Times New Roman'" style:font-family-complex="'Times New Roman'" fo:background-color="transparent" style:use-window-font-color="true"/>
    </style:style>
    <style:style style:name="T142" style:family="text">
      <style:text-properties fo:font-size="11.00pt" fo:font-weight="normal" fo:font-family="'Times New Roman'" style:font-family-asian="'Times New Roman'" style:font-family-complex="'Times New Roman'"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Times New Roman'" style:font-family-asian="'Times New Roman'" style:font-family-complex="'Times New Roman'" fo:background-color="transparent" style:use-window-font-color="true"/>
    </style:style>
    <style:style style:name="T145" style:family="text">
      <style:text-properties fo:font-size="11.00pt" fo:font-weight="normal" fo:font-family="'Times New Roman'" style:font-family-asian="'Times New Roman'" style:font-family-complex="'Times New Roman'"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Times New Roman'" style:font-family-asian="'Times New Roman'" style:font-family-complex="'Times New Roman'"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Times New Roman'" style:font-family-asian="'Times New Roman'" style:font-family-complex="'Times New Roman'"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Times New Roman'" style:font-family-asian="'Times New Roman'" style:font-family-complex="'Times New Roman'"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Times New Roman'" style:font-family-asian="'Times New Roman'" style:font-family-complex="'Times New Roman'"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fo:font-family="'Times New Roman'" style:font-family-asian="'Times New Roman'" style:font-family-complex="'Times New Roman'"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Times New Roman'" style:font-family-asian="'Times New Roman'" style:font-family-complex="'Times New Roman'"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Times New Roman'" style:font-family-asian="'Times New Roman'" style:font-family-complex="'Times New Roman'"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normal" fo:font-family="'Times New Roman'" style:font-family-asian="'Times New Roman'" style:font-family-complex="'Times New Roman'"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Times New Roman'" style:font-family-asian="'Times New Roman'" style:font-family-complex="'Times New Roman'"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Times New Roman'" style:font-family-asian="'Times New Roman'" style:font-family-complex="'Times New Roman'"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Times New Roman'" style:font-family-asian="'Times New Roman'" style:font-family-complex="'Times New Roman'"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1.00pt" fo:font-weight="normal" fo:font-family="'Times New Roman'" style:font-family-asian="'Times New Roman'" style:font-family-complex="'Times New Roman'"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normal" fo:font-family="'Times New Roman'" style:font-family-asian="'Times New Roman'" style:font-family-complex="'Times New Roman'"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Times New Roman'" style:font-family-asian="'Times New Roman'" style:font-family-complex="'Times New Roman'"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Times New Roman'" style:font-family-asian="'Times New Roman'" style:font-family-complex="'Times New Roman'"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Times New Roman'" style:font-family-asian="'Times New Roman'" style:font-family-complex="'Times New Roman'"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Times New Roman'" style:font-family-asian="'Times New Roman'" style:font-family-complex="'Times New Roman'"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Times New Roman'" style:font-family-asian="'Times New Roman'" style:font-family-complex="'Times New Roman'"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normal" fo:font-family="'Times New Roman'" style:font-family-asian="'Times New Roman'" style:font-family-complex="'Times New Roman'"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Times New Roman'" style:font-family-asian="'Times New Roman'" style:font-family-complex="'Times New Roman'"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normal" fo:font-family="'Times New Roman'" style:font-family-asian="'Times New Roman'" style:font-family-complex="'Times New Roman'"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Times New Roman'" style:font-family-asian="'Times New Roman'" style:font-family-complex="'Times New Roman'"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center" fo:margin-bottom="8.00pt"/>
    </style:style>
    <style:style style:name="P2" style:family="paragraph">
      <style:paragraph-properties fo:line-height="105.00%" fo:text-align="left" fo:margin-bottom="8.00pt"/>
    </style:style>
    <style:style style:name="P3" style:family="paragraph">
      <style:paragraph-properties fo:line-height="100.00%" fo:text-align="left" fo:margin-top="5.00pt" fo:margin-bottom="5.00pt"/>
    </style:style>
    <style:style style:name="P4" style:family="paragraph">
      <style:paragraph-properties fo:line-height="105.00%" fo:text-align="left" fo:margin-bottom="8.00pt"/>
    </style:style>
    <text:list-style style:name="L5">
      <text:list-level-style-bullet text:level="1" text:bullet-char="•">
        <style:list-level-properties text:space-before="54.00pt" text:min-label-width="18.00pt"/>
        <style:text-properties fo:font-family="Symbol"/>
      </text:list-level-style-bullet>
    </text:list-style>
    <style:style style:name="P5" style:family="paragraph">
      <style:paragraph-properties fo:line-height="100.00%" fo:text-align="left"/>
    </style:style>
    <style:style style:name="P6" style:family="paragraph">
      <style:paragraph-properties fo:line-height="105.00%" fo:text-align="left" fo:margin-left="36.00pt" fo:text-indent="0.00pt" fo:margin-bottom="8.00pt"/>
    </style:style>
    <text:list-style style:name="L7">
      <text:list-level-style-bullet text:level="1" text:bullet-char="•">
        <style:list-level-properties text:space-before="54.00pt" text:min-label-width="18.00pt"/>
        <style:text-properties fo:font-family="Symbol"/>
      </text:list-level-style-bullet>
    </text:list-style>
    <style:style style:name="P7" style:family="paragraph">
      <style:paragraph-properties fo:line-height="100.00%" fo:text-align="left"/>
    </style:style>
    <style:style style:name="P8" style:family="paragraph">
      <style:paragraph-properties fo:line-height="100.00%" fo:text-align="left" fo:margin-left="36.00pt" fo:text-indent="0.00pt"/>
    </style:style>
    <style:style style:name="P9" style:family="paragraph">
      <style:paragraph-properties fo:line-height="105.00%" fo:text-align="left" fo:margin-bottom="8.00pt"/>
    </style:style>
    <style:style style:name="P10" style:family="paragraph">
      <style:paragraph-properties fo:line-height="105.00%" fo:text-align="justify" fo:margin-bottom="8.00pt"/>
    </style:style>
    <style:style style:name="P11" style:family="paragraph">
      <style:paragraph-properties fo:line-height="105.00%" fo:text-align="left" fo:margin-bottom="8.00pt"/>
    </style:style>
    <style:style style:name="P12" style:family="paragraph">
      <style:paragraph-properties fo:line-height="100.00%" fo:text-align="left" fo:margin-left="36.00pt" fo:text-indent="0.00pt"/>
    </style:style>
    <style:style style:name="P13" style:family="paragraph">
      <style:paragraph-properties fo:line-height="105.00%" fo:text-align="left" fo:margin-bottom="8.00pt"/>
    </style:style>
    <style:style style:name="P14" style:family="paragraph">
      <style:paragraph-properties fo:line-height="100.00%" fo:text-align="left" fo:margin-left="36.00pt" fo:text-indent="0.00pt"/>
    </style:style>
    <style:style style:name="P15" style:family="paragraph">
      <style:paragraph-properties fo:line-height="105.00%" fo:text-align="left" fo:margin-bottom="8.00pt"/>
    </style:style>
    <style:style style:name="P16"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17" style:family="paragraph">
      <style:paragraph-properties fo:line-height="105.00%" fo:text-align="left" fo:margin-bottom="8.00pt"/>
    </style:style>
    <style:style style:name="P18"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19"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20" style:family="paragraph">
      <style:paragraph-properties fo:line-height="105.00%" fo:text-align="left" fo:margin-bottom="8.00pt"/>
    </style:style>
    <style:style style:name="P21"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22"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23" style:family="paragraph">
      <style:paragraph-properties fo:line-height="115.00%" fo:text-align="left" fo:margin-bottom="10.00pt"/>
    </style:style>
    <style:style style:name="P24" style:family="paragraph">
      <style:paragraph-properties fo:line-height="105.00%" fo:text-align="left" fo:margin-bottom="8.00pt"/>
    </style:style>
    <style:style style:name="P25"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26"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27" style:family="paragraph">
      <style:paragraph-properties fo:line-height="105.00%" fo:text-align="left" fo:margin-bottom="8.00pt"/>
    </style:style>
    <style:style style:name="P28"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29"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30" style:family="paragraph">
      <style:paragraph-properties fo:line-height="115.00%" fo:text-align="left" fo:margin-bottom="10.00pt"/>
    </style:style>
    <style:style style:name="P31" style:family="paragraph">
      <style:paragraph-properties fo:line-height="105.00%" fo:text-align="left" fo:margin-bottom="8.00pt"/>
    </style:style>
    <style:style style:name="P32"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33" style:family="paragraph">
      <style:paragraph-properties fo:line-height="115.00%" fo:text-align="left" fo:margin-bottom="10.00pt"/>
    </style:style>
    <style:style style:name="P34" style:family="paragraph">
      <style:paragraph-properties fo:line-height="105.00%" fo:text-align="left" fo:margin-bottom="8.00pt"/>
    </style:style>
    <style:style style:name="P35"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36" style:family="paragraph">
      <style:paragraph-properties fo:line-height="115.00%" fo:text-align="left" fo:margin-bottom="10.00pt"/>
    </style:style>
    <style:style style:name="P37" style:family="paragraph">
      <style:paragraph-properties fo:line-height="105.00%" fo:text-align="left" fo:margin-bottom="8.00pt"/>
    </style:style>
    <style:style style:name="P38"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39"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40" style:family="paragraph">
      <style:paragraph-properties fo:line-height="115.00%" fo:text-align="left" fo:margin-bottom="10.00pt"/>
    </style:style>
    <style:style style:name="P41" style:family="paragraph">
      <style:paragraph-properties fo:line-height="105.00%" fo:text-align="left" fo:margin-bottom="8.00pt"/>
    </style:style>
    <style:style style:name="P42"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43" style:family="paragraph">
      <style:paragraph-properties fo:line-height="100.00%" fo:text-align="left">
        <style:tab-stops>
          <style:tab-stop style:position="116.25pt"/>
          <style:tab-stop style:position="49344.75pt" style:type="center"/>
          <style:tab-stop style:position="421121.65pt" style:type="right"/>
        </style:tab-stops>
      </style:paragraph-properties>
    </style:style>
    <style:style style:name="P44" style:family="paragraph">
      <style:paragraph-properties fo:line-height="105.00%" fo:text-align="left" fo:margin-bottom="8.00pt"/>
    </style:style>
    <style:style style:name="P45" style:family="paragraph">
      <style:paragraph-properties fo:line-height="100.00%" fo:text-align="left">
        <style:tab-stops>
          <style:tab-stop style:position="116.25pt"/>
          <style:tab-stop style:position="49344.75pt" style:type="center"/>
          <style:tab-stop style:position="421121.65pt" style:type="right"/>
        </style:tab-stops>
      </style:paragraph-properties>
    </style:style>
    <style:style style:name="P46" style:family="paragraph">
      <style:paragraph-properties fo:line-height="100.00%" fo:text-align="left">
        <style:tab-stops>
          <style:tab-stop style:position="116.25pt"/>
          <style:tab-stop style:position="49344.75pt" style:type="center"/>
          <style:tab-stop style:position="421121.65pt" style:type="right"/>
        </style:tab-stops>
      </style:paragraph-properties>
    </style:style>
    <style:style style:name="P47" style:family="paragraph">
      <style:paragraph-properties fo:line-height="115.00%" fo:text-align="left" fo:margin-bottom="10.00pt"/>
    </style:style>
    <style:style style:name="P48" style:family="paragraph">
      <style:paragraph-properties fo:line-height="105.00%" fo:text-align="left" fo:margin-bottom="8.00pt"/>
    </style:style>
    <style:style style:name="P49" style:family="paragraph">
      <style:paragraph-properties fo:line-height="100.00%" fo:text-align="left">
        <style:tab-stops>
          <style:tab-stop style:position="116.25pt"/>
          <style:tab-stop style:position="49344.75pt" style:type="center"/>
          <style:tab-stop style:position="421121.65pt" style:type="right"/>
        </style:tab-stops>
      </style:paragraph-properties>
    </style:style>
    <style:style style:name="P50" style:family="paragraph">
      <style:paragraph-properties fo:line-height="115.00%" fo:text-align="left" fo:margin-bottom="10.00pt"/>
    </style:style>
    <style:style style:name="P51" style:family="paragraph">
      <style:paragraph-properties fo:line-height="105.00%" fo:text-align="left" fo:margin-bottom="8.00pt"/>
    </style:style>
    <style:style style:name="P52" style:family="paragraph">
      <style:paragraph-properties fo:line-height="100.00%" fo:text-align="left">
        <style:tab-stops>
          <style:tab-stop style:position="116.25pt"/>
          <style:tab-stop style:position="49344.75pt" style:type="center"/>
          <style:tab-stop style:position="421121.65pt" style:type="right"/>
        </style:tab-stops>
      </style:paragraph-properties>
    </style:style>
    <style:style style:name="P53" style:family="paragraph">
      <style:paragraph-properties fo:line-height="100.00%" fo:text-align="left">
        <style:tab-stops>
          <style:tab-stop style:position="116.25pt"/>
          <style:tab-stop style:position="49344.75pt" style:type="center"/>
          <style:tab-stop style:position="421121.65pt" style:type="right"/>
        </style:tab-stops>
      </style:paragraph-properties>
    </style:style>
    <style:style style:name="P54" style:family="paragraph">
      <style:paragraph-properties fo:line-height="115.00%" fo:text-align="left" fo:margin-bottom="10.00pt"/>
    </style:style>
    <style:style style:name="P55" style:family="paragraph">
      <style:paragraph-properties fo:line-height="105.00%" fo:text-align="left" fo:margin-bottom="8.00pt"/>
    </style:style>
    <style:style style:name="P56" style:family="paragraph">
      <style:paragraph-properties fo:line-height="100.00%" fo:text-align="left">
        <style:tab-stops>
          <style:tab-stop style:position="116.25pt"/>
          <style:tab-stop style:position="49344.75pt" style:type="center"/>
          <style:tab-stop style:position="421121.65pt" style:type="right"/>
        </style:tab-stops>
      </style:paragraph-properties>
    </style:style>
    <style:style style:name="P57" style:family="paragraph">
      <style:paragraph-properties fo:line-height="100.00%" fo:text-align="left">
        <style:tab-stops>
          <style:tab-stop style:position="116.25pt"/>
          <style:tab-stop style:position="49344.75pt" style:type="center"/>
          <style:tab-stop style:position="421121.65pt" style:type="right"/>
        </style:tab-stops>
      </style:paragraph-properties>
    </style:style>
    <style:style style:name="P58" style:family="paragraph">
      <style:paragraph-properties fo:line-height="115.00%" fo:text-align="left" fo:margin-bottom="10.00pt"/>
    </style:style>
    <style:style style:name="P59" style:family="paragraph">
      <style:paragraph-properties fo:line-height="105.00%" fo:text-align="left" fo:margin-bottom="8.00pt"/>
    </style:style>
    <style:style style:name="P60" style:family="paragraph">
      <style:paragraph-properties fo:line-height="100.00%" fo:text-align="left">
        <style:tab-stops>
          <style:tab-stop style:position="116.25pt"/>
          <style:tab-stop style:position="49344.75pt" style:type="center"/>
          <style:tab-stop style:position="421121.65pt" style:type="right"/>
        </style:tab-stops>
      </style:paragraph-properties>
    </style:style>
    <style:style style:name="P61" style:family="paragraph">
      <style:paragraph-properties fo:line-height="100.00%" fo:text-align="left">
        <style:tab-stops>
          <style:tab-stop style:position="116.25pt"/>
          <style:tab-stop style:position="49165.55pt"/>
          <style:tab-stop style:position="421121.65pt" style:type="right"/>
        </style:tab-stops>
      </style:paragraph-properties>
    </style:style>
    <style:style style:name="P62" style:family="paragraph">
      <style:paragraph-properties fo:line-height="100.00%" fo:text-align="left"/>
    </style:style>
    <style:style style:name="P63" style:family="paragraph">
      <style:paragraph-properties fo:line-height="100.00%" fo:text-align="left"/>
    </style:style>
    <style:style style:name="P64" style:family="paragraph">
      <style:paragraph-properties fo:line-height="100.00%" fo:text-align="left">
        <style:tab-stops>
          <style:tab-stop style:position="116.25pt"/>
          <style:tab-stop style:position="49165.55pt"/>
          <style:tab-stop style:position="421121.65pt" style:type="right"/>
        </style:tab-stops>
      </style:paragraph-properties>
    </style:style>
    <style:style style:name="P65" style:family="paragraph">
      <style:paragraph-properties fo:line-height="105.00%" fo:text-align="left" fo:margin-bottom="8.00pt"/>
    </style:style>
    <style:style style:name="P66"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67" style:family="paragraph">
      <style:paragraph-properties fo:line-height="105.00%" fo:text-align="left" fo:margin-bottom="8.00pt"/>
    </style:style>
    <style:style style:name="P68"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69"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70" style:family="paragraph">
      <style:paragraph-properties fo:line-height="105.00%" fo:text-align="left" fo:margin-bottom="8.00pt"/>
    </style:style>
    <style:style style:name="P71"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72"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73" style:family="paragraph">
      <style:paragraph-properties fo:line-height="115.00%" fo:text-align="left" fo:margin-bottom="10.00pt"/>
    </style:style>
    <style:style style:name="P74" style:family="paragraph">
      <style:paragraph-properties fo:line-height="105.00%" fo:text-align="left" fo:margin-bottom="8.00pt"/>
    </style:style>
    <style:style style:name="P75"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76"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77" style:family="paragraph">
      <style:paragraph-properties fo:line-height="105.00%" fo:text-align="left" fo:margin-bottom="8.00pt"/>
    </style:style>
    <style:style style:name="P78"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79"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80" style:family="paragraph">
      <style:paragraph-properties fo:line-height="115.00%" fo:text-align="left" fo:margin-bottom="10.00pt"/>
    </style:style>
    <style:style style:name="P81" style:family="paragraph">
      <style:paragraph-properties fo:line-height="105.00%" fo:text-align="left" fo:margin-bottom="8.00pt"/>
    </style:style>
    <style:style style:name="P82"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83" style:family="paragraph">
      <style:paragraph-properties fo:line-height="115.00%" fo:text-align="left" fo:margin-bottom="10.00pt"/>
    </style:style>
    <style:style style:name="P84" style:family="paragraph">
      <style:paragraph-properties fo:line-height="105.00%" fo:text-align="left" fo:margin-bottom="8.00pt"/>
    </style:style>
    <style:style style:name="P85"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86" style:family="paragraph">
      <style:paragraph-properties fo:line-height="115.00%" fo:text-align="left" fo:margin-bottom="10.00pt"/>
    </style:style>
    <style:style style:name="P87" style:family="paragraph">
      <style:paragraph-properties fo:line-height="105.00%" fo:text-align="left" fo:margin-bottom="8.00pt"/>
    </style:style>
    <style:style style:name="P88"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89" style:family="paragraph">
      <style:paragraph-properties fo:line-height="115.00%" fo:text-align="left" fo:margin-bottom="10.00pt"/>
    </style:style>
    <style:style style:name="P90" style:family="paragraph">
      <style:paragraph-properties fo:line-height="105.00%" fo:text-align="left" fo:margin-bottom="8.00pt"/>
    </style:style>
    <style:style style:name="P91"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92"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93" style:family="paragraph">
      <style:paragraph-properties fo:line-height="105.00%" fo:text-align="left" fo:margin-bottom="8.00pt"/>
    </style:style>
    <style:style style:name="P94"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95"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96" style:family="paragraph">
      <style:paragraph-properties fo:line-height="115.00%" fo:text-align="left" fo:margin-bottom="10.00pt"/>
    </style:style>
    <style:style style:name="P97" style:family="paragraph">
      <style:paragraph-properties fo:line-height="105.00%" fo:text-align="left" fo:margin-bottom="8.00pt"/>
    </style:style>
    <style:style style:name="P98"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99" style:family="paragraph">
      <style:paragraph-properties fo:line-height="115.00%" fo:text-align="left" fo:margin-bottom="10.00pt"/>
    </style:style>
    <style:style style:name="P100" style:family="paragraph">
      <style:paragraph-properties fo:line-height="105.00%" fo:text-align="left" fo:margin-bottom="8.00pt"/>
    </style:style>
    <style:style style:name="P101"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102"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103" style:family="paragraph">
      <style:paragraph-properties fo:line-height="115.00%" fo:text-align="left" fo:margin-bottom="10.00pt"/>
    </style:style>
    <style:style style:name="P104" style:family="paragraph">
      <style:paragraph-properties fo:line-height="105.00%" fo:text-align="left" fo:margin-bottom="8.00pt"/>
    </style:style>
    <style:style style:name="P105"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106"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107" style:family="paragraph">
      <style:paragraph-properties fo:line-height="115.00%" fo:text-align="left" fo:margin-bottom="10.00pt"/>
    </style:style>
    <style:style style:name="P108" style:family="paragraph">
      <style:paragraph-properties fo:line-height="105.00%" fo:text-align="left" fo:margin-bottom="8.00pt"/>
    </style:style>
    <style:style style:name="P109" style:family="paragraph">
      <style:paragraph-properties fo:line-height="100.00%" fo:text-align="left">
        <style:tab-stops>
          <style:tab-stop style:position="116.25pt"/>
          <style:tab-stop style:position="49344.75pt"/>
          <style:tab-stop style:position="421121.65pt" style:type="right"/>
        </style:tab-stops>
      </style:paragraph-properties>
    </style:style>
    <style:style style:name="P110" style:family="paragraph">
      <style:paragraph-properties fo:line-height="100.00%" fo:text-align="left" fo:margin-left="36.00pt" fo:text-indent="0.00pt"/>
    </style:style>
    <style:style style:name="P111" style:family="paragraph">
      <style:paragraph-properties fo:line-height="105.00%" fo:text-align="left" fo:margin-bottom="8.00pt"/>
    </style:style>
    <style:style style:name="TableColumn0100" style:family="table-column">
      <style:table-column-properties style:column-width="1.614583in"/>
    </style:style>
    <style:style style:name="TableColumn0101" style:family="table-column">
      <style:table-column-properties style:column-width="1.614583in"/>
    </style:style>
    <style:style style:name="TableColumn0102" style:family="table-column">
      <style:table-column-properties style:column-width="1.614583in"/>
    </style:style>
    <style:style style:name="Table01" style:family="table">
      <style:table-properties style:width="4.8437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0417in solid #000000" fo:border-left="0.010417in solid #000000" fo:border-right="0.010417in solid #000000" fo:border-bottom="0.010417in solid #000000" fo:vertical-align="top" fo:background-color="#ffffff"/>
    </style:style>
    <style:style style:name="TableCell010001" style:family="table-cell">
      <style:table-cell-properties fo:border-top="0.010417in solid #000000" fo:border-left="0.010417in solid #000000" fo:border-right="0.010417in solid #000000" fo:border-bottom="0.010417in solid #000000" fo:vertical-align="top" fo:background-color="#ffffff"/>
    </style:style>
    <style:style style:name="TableCell010002" style:family="table-cell">
      <style:table-cell-properties fo:border-top="0.010417in solid #000000" fo:border-left="0.010417in solid #000000" fo:border-right="0.010417in solid #000000" fo:border-bottom="0.010417in solid #000000" fo:vertical-align="top" fo:background-color="#ffffff"/>
    </style:style>
    <style:style style:name="TableRow0101" style:family="table-row">
      <style:table-row-properties style:min-row-height="0.375000in"/>
    </style:style>
    <style:style style:name="TableCell010100" style:family="table-cell">
      <style:table-cell-properties fo:border-top="0.010417in solid #000000" fo:border-left="0.010417in solid #000000" fo:border-right="0.010417in solid #000000" fo:border-bottom="0.010417in solid #000000" fo:vertical-align="top" fo:background-color="#ffffff"/>
    </style:style>
    <style:style style:name="TableCell010101" style:family="table-cell">
      <style:table-cell-properties fo:border-top="0.010417in solid #000000" fo:border-left="0.010417in solid #000000" fo:border-right="0.010417in solid #000000" fo:border-bottom="0.010417in solid #000000" fo:vertical-align="top" fo:background-color="#ffffff"/>
    </style:style>
    <style:style style:name="TableCell010102" style:family="table-cell">
      <style:table-cell-properties fo:border-top="0.010417in solid #000000" fo:border-left="0.010417in solid #000000" fo:border-right="0.010417in solid #000000" fo:border-bottom="0.010417in solid #000000" fo:vertical-align="top" fo:background-color="#ffffff"/>
    </style:style>
    <style:style style:name="TableRow0102" style:family="table-row">
      <style:table-row-properties style:min-row-height="0.375000in"/>
    </style:style>
    <style:style style:name="TableCell010200" style:family="table-cell">
      <style:table-cell-properties fo:border-top="0.010417in solid #000000" fo:border-left="0.010417in solid #000000" fo:border-right="0.010417in solid #000000" fo:border-bottom="0.010417in solid #000000" fo:vertical-align="top" fo:background-color="#ffffff"/>
    </style:style>
    <style:style style:name="TableCell010201" style:family="table-cell">
      <style:table-cell-properties fo:border-top="0.010417in solid #000000" fo:border-left="0.010417in solid #000000" fo:border-right="0.010417in solid #000000" fo:border-bottom="0.010417in solid #000000" fo:vertical-align="top" fo:background-color="#ffffff"/>
    </style:style>
    <style:style style:name="TableCell010202" style:family="table-cell">
      <style:table-cell-properties fo:border-top="0.010417in solid #000000" fo:border-left="0.010417in solid #000000" fo:border-right="0.010417in solid #000000" fo:border-bottom="0.010417in solid #000000" fo:vertical-align="top" fo:background-color="#ffffff"/>
    </style:style>
    <style:style style:name="TableRow0103" style:family="table-row">
      <style:table-row-properties/>
    </style:style>
    <style:style style:name="TableCell010300" style:family="table-cell">
      <style:table-cell-properties fo:border-top="0.010417in solid #000000" fo:border-left="0.010417in solid #000000" fo:border-right="0.010417in solid #000000" fo:border-bottom="0.010417in solid #000000" fo:vertical-align="top" fo:background-color="#ffffff"/>
    </style:style>
    <style:style style:name="TableCell010301" style:family="table-cell">
      <style:table-cell-properties fo:border-top="0.010417in solid #000000" fo:border-left="0.010417in solid #000000" fo:border-right="0.010417in solid #000000" fo:border-bottom="0.010417in solid #000000" fo:vertical-align="top" fo:background-color="#ffffff"/>
    </style:style>
    <style:style style:name="TableCell010302" style:family="table-cell">
      <style:table-cell-properties fo:border-top="0.010417in solid #000000" fo:border-left="0.010417in solid #000000" fo:border-right="0.010417in solid #000000" fo:border-bottom="0.010417in solid #000000" fo:vertical-align="top" fo:background-color="#ffffff"/>
    </style:style>
    <style:style style:name="TableRow0104" style:family="table-row">
      <style:table-row-properties/>
    </style:style>
    <style:style style:name="TableCell010400" style:family="table-cell">
      <style:table-cell-properties fo:border-top="0.010417in solid #000000" fo:border-left="0.010417in solid #000000" fo:border-right="0.010417in solid #000000" fo:border-bottom="0.010417in solid #000000" fo:vertical-align="top" fo:background-color="#ffffff"/>
    </style:style>
    <style:style style:name="TableCell010401" style:family="table-cell">
      <style:table-cell-properties fo:border-top="0.010417in solid #000000" fo:border-left="0.010417in solid #000000" fo:border-right="0.010417in solid #000000" fo:border-bottom="0.010417in solid #000000" fo:vertical-align="top" fo:background-color="#ffffff"/>
    </style:style>
    <style:style style:name="TableCell010402" style:family="table-cell">
      <style:table-cell-properties fo:border-top="0.010417in solid #000000" fo:border-left="0.010417in solid #000000" fo:border-right="0.010417in solid #000000" fo:border-bottom="0.010417in solid #000000" fo:vertical-align="top" fo:background-color="#ffffff"/>
    </style:style>
    <style:style style:name="TableRow0105" style:family="table-row">
      <style:table-row-properties/>
    </style:style>
    <style:style style:name="TableCell010500" style:family="table-cell">
      <style:table-cell-properties fo:border-top="0.010417in solid #000000" fo:border-left="0.010417in solid #000000" fo:border-right="0.010417in solid #000000" fo:border-bottom="0.010417in solid #000000" fo:vertical-align="top" fo:background-color="#ffffff"/>
    </style:style>
    <style:style style:name="TableCell010501" style:family="table-cell">
      <style:table-cell-properties fo:border-top="0.010417in solid #000000" fo:border-left="0.010417in solid #000000" fo:border-right="0.010417in solid #000000" fo:border-bottom="0.010417in solid #000000" fo:vertical-align="top" fo:background-color="#ffffff"/>
    </style:style>
    <style:style style:name="TableCell010502" style:family="table-cell">
      <style:table-cell-properties fo:border-top="0.010417in solid #000000" fo:border-left="0.010417in solid #000000" fo:border-right="0.010417in solid #000000" fo:border-bottom="0.010417in solid #000000" fo:vertical-align="top" fo:background-color="#ffffff"/>
    </style:style>
    <style:style style:name="TableRow0106" style:family="table-row">
      <style:table-row-properties/>
    </style:style>
    <style:style style:name="TableCell010600" style:family="table-cell">
      <style:table-cell-properties fo:border-top="0.010417in solid #000000" fo:border-left="0.010417in solid #000000" fo:border-right="0.010417in solid #000000" fo:border-bottom="0.010417in solid #000000" fo:vertical-align="top" fo:background-color="#ffffff"/>
    </style:style>
    <style:style style:name="TableCell010601" style:family="table-cell">
      <style:table-cell-properties fo:border-top="0.010417in solid #000000" fo:border-left="0.010417in solid #000000" fo:border-right="0.010417in solid #000000" fo:border-bottom="0.010417in solid #000000" fo:vertical-align="top" fo:background-color="#ffffff"/>
    </style:style>
    <style:style style:name="TableCell010602" style:family="table-cell">
      <style:table-cell-properties fo:border-top="0.010417in solid #000000" fo:border-left="0.010417in solid #000000" fo:border-right="0.010417in solid #000000" fo:border-bottom="0.010417in solid #000000" fo:vertical-align="top" fo:background-color="#ffffff"/>
    </style:style>
    <style:style style:name="TableRow0107" style:family="table-row">
      <style:table-row-properties style:min-row-height="0.408333in"/>
    </style:style>
    <style:style style:name="TableCell010700" style:family="table-cell">
      <style:table-cell-properties fo:border-top="0.010417in solid #000000" fo:border-left="0.010417in solid #000000" fo:border-right="0.010417in solid #000000" fo:border-bottom="0.010417in solid #000000" fo:vertical-align="top" fo:background-color="#ffffff"/>
    </style:style>
    <style:style style:name="TableCell010701" style:family="table-cell">
      <style:table-cell-properties fo:border-top="0.010417in solid #000000" fo:border-left="0.010417in solid #000000" fo:border-right="0.010417in solid #000000" fo:border-bottom="0.010417in solid #000000" fo:vertical-align="top" fo:background-color="#ffffff"/>
    </style:style>
    <style:style style:name="TableCell010702" style:family="table-cell">
      <style:table-cell-properties fo:border-top="0.010417in solid #000000" fo:border-left="0.010417in solid #000000" fo:border-right="0.010417in solid #000000" fo:border-bottom="0.010417in solid #000000" fo:vertical-align="top" fo:background-color="#ffffff"/>
    </style:style>
    <style:style style:name="TableRow0108" style:family="table-row">
      <style:table-row-properties/>
    </style:style>
    <style:style style:name="TableCell010800" style:family="table-cell">
      <style:table-cell-properties fo:border-top="0.010417in solid #000000" fo:border-left="0.010417in solid #000000" fo:border-right="0.010417in solid #000000" fo:border-bottom="0.000694in solid #000000" fo:vertical-align="top" fo:background-color="#ffffff"/>
    </style:style>
    <style:style style:name="TableCell010801" style:family="table-cell">
      <style:table-cell-properties fo:border-top="0.010417in solid #000000" fo:border-left="0.010417in solid #000000" fo:border-right="0.010417in solid #000000" fo:border-bottom="0.010417in solid #000000" fo:vertical-align="top" fo:background-color="#ffffff"/>
    </style:style>
    <style:style style:name="TableCell010802" style:family="table-cell">
      <style:table-cell-properties fo:border-top="0.010417in solid #000000" fo:border-left="0.010417in solid #000000" fo:border-right="0.010417in solid #000000" fo:border-bottom="0.010417in solid #000000" fo:vertical-align="top" fo:background-color="#ffffff"/>
    </style:style>
    <style:style style:name="TableRow0109" style:family="table-row">
      <style:table-row-properties/>
    </style:style>
    <style:style style:name="TableCell010900" style:family="table-cell">
      <style:table-cell-properties fo:border-top="0.010417in solid #000000" fo:border-left="0.010417in solid #000000" fo:border-right="0.010417in solid #000000" fo:border-bottom="0.000694in solid #000000" fo:vertical-align="top" fo:background-color="#ffffff"/>
    </style:style>
    <style:style style:name="TableCell010901" style:family="table-cell">
      <style:table-cell-properties fo:border-top="0.010417in solid #000000" fo:border-left="0.010417in solid #000000" fo:border-right="0.010417in solid #000000" fo:border-bottom="0.010417in solid #000000" fo:vertical-align="top" fo:background-color="#ffffff"/>
    </style:style>
    <style:style style:name="TableCell010902" style:family="table-cell">
      <style:table-cell-properties fo:border-top="0.010417in solid #000000" fo:border-left="0.010417in solid #000000" fo:border-right="0.010417in solid #000000" fo:border-bottom="0.010417in solid #000000" fo:vertical-align="top" fo:background-color="#ffffff"/>
    </style:style>
    <style:style style:name="TableRow0110" style:family="table-row">
      <style:table-row-properties/>
    </style:style>
    <style:style style:name="TableCell011000" style:family="table-cell">
      <style:table-cell-properties fo:border-top="0.010417in solid #000000" fo:border-left="0.010417in solid #000000" fo:border-right="0.010417in solid #000000" fo:border-bottom="0.000694in solid #000000" fo:vertical-align="top" fo:background-color="#ffffff"/>
    </style:style>
    <style:style style:name="TableCell011001" style:family="table-cell">
      <style:table-cell-properties fo:border-top="0.010417in solid #000000" fo:border-left="0.010417in solid #000000" fo:border-right="0.010417in solid #000000" fo:border-bottom="0.010417in solid #000000" fo:vertical-align="top" fo:background-color="#ffffff"/>
    </style:style>
    <style:style style:name="TableCell011002" style:family="table-cell">
      <style:table-cell-properties fo:border-top="0.010417in solid #000000" fo:border-left="0.010417in solid #000000" fo:border-right="0.010417in solid #000000" fo:border-bottom="0.010417in solid #000000" fo:vertical-align="top" fo:background-color="#ffffff"/>
    </style:style>
    <style:style style:name="TableRow0111" style:family="table-row">
      <style:table-row-properties style:min-row-height="0.227083in"/>
    </style:style>
    <style:style style:name="TableCell011100" style:family="table-cell">
      <style:table-cell-properties fo:border-top="0.010417in solid #000000" fo:border-left="0.010417in solid #000000" fo:border-right="0.010417in solid #000000" fo:border-bottom="0.000694in solid #000000" fo:vertical-align="top" fo:background-color="#ffffff"/>
    </style:style>
    <style:style style:name="TableCell011101" style:family="table-cell">
      <style:table-cell-properties fo:border-top="0.010417in solid #000000" fo:border-left="0.010417in solid #000000" fo:border-right="0.010417in solid #000000" fo:border-bottom="0.010417in solid #000000" fo:vertical-align="top" fo:background-color="#ffffff"/>
    </style:style>
    <style:style style:name="TableCell011102" style:family="table-cell">
      <style:table-cell-properties fo:border-top="0.010417in solid #000000" fo:border-left="0.010417in solid #000000" fo:border-right="0.010417in solid #000000" fo:border-bottom="0.010417in solid #000000" fo:vertical-align="top" fo:background-color="#ffffff"/>
    </style:style>
    <style:style style:name="TableRow0112" style:family="table-row">
      <style:table-row-properties style:min-row-height="0.300694in"/>
    </style:style>
    <style:style style:name="TableCell011200" style:family="table-cell">
      <style:table-cell-properties fo:border-top="0.010417in solid #000000" fo:border-left="0.010417in solid #000000" fo:border-right="0.010417in solid #000000" fo:border-bottom="0.000694in solid #000000" fo:vertical-align="top" fo:background-color="#ffffff"/>
    </style:style>
    <style:style style:name="TableCell011201" style:family="table-cell">
      <style:table-cell-properties fo:border-top="0.010417in solid #000000" fo:border-left="0.010417in solid #000000" fo:border-right="0.010417in solid #000000" fo:border-bottom="0.010417in solid #000000" fo:vertical-align="top" fo:background-color="#ffffff"/>
    </style:style>
    <style:style style:name="TableCell011202" style:family="table-cell">
      <style:table-cell-properties fo:border-top="0.010417in solid #000000" fo:border-left="0.010417in solid #000000" fo:border-right="0.010417in solid #000000" fo:border-bottom="0.010417in solid #000000" fo:vertical-align="top" fo:background-color="#ffffff"/>
    </style:style>
    <style:style style:name="TableRow0113" style:family="table-row">
      <style:table-row-properties style:min-row-height="0.034722in"/>
    </style:style>
    <style:style style:name="TableCell011300" style:family="table-cell">
      <style:table-cell-properties fo:border-top="0.000694in solid #000000" fo:border-left="0.010417in solid #000000" fo:border-right="0.010417in solid #000000" fo:border-bottom="0.010417in solid #000000" fo:vertical-align="top" fo:background-color="#ffffff"/>
    </style:style>
    <style:style style:name="TableCell011301" style:family="table-cell">
      <style:table-cell-properties fo:border-top="0.010417in solid #000000" fo:border-left="0.010417in solid #000000" fo:border-right="0.010417in solid #000000" fo:border-bottom="0.010417in solid #000000" fo:vertical-align="top" fo:background-color="#ffffff"/>
    </style:style>
    <style:style style:name="TableCell011302" style:family="table-cell">
      <style:table-cell-properties fo:border-top="0.010417in solid #000000" fo:border-left="0.010417in solid #000000" fo:border-right="0.010417in solid #000000" fo:border-bottom="0.010417in solid #000000" fo:vertical-align="top" fo:background-color="#ffffff"/>
    </style:style>
    <style:style style:name="TableColumn0200" style:family="table-column">
      <style:table-column-properties style:column-width="1.614583in"/>
    </style:style>
    <style:style style:name="TableColumn0201" style:family="table-column">
      <style:table-column-properties style:column-width="1.614583in"/>
    </style:style>
    <style:style style:name="TableColumn0202" style:family="table-column">
      <style:table-column-properties style:column-width="1.614583in"/>
    </style:style>
    <style:style style:name="Table02" style:family="table">
      <style:table-properties style:width="4.84375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10417in solid #000000" fo:border-left="0.010417in solid #000000" fo:border-right="0.010417in solid #000000" fo:border-bottom="0.010417in solid #000000" fo:vertical-align="top" fo:background-color="#ffffff"/>
    </style:style>
    <style:style style:name="TableCell020001" style:family="table-cell">
      <style:table-cell-properties fo:border-top="0.010417in solid #000000" fo:border-left="0.010417in solid #000000" fo:border-right="0.010417in solid #000000" fo:border-bottom="0.010417in solid #000000" fo:vertical-align="top" fo:background-color="#ffffff"/>
    </style:style>
    <style:style style:name="TableCell020002" style:family="table-cell">
      <style:table-cell-properties fo:border-top="0.010417in solid #000000" fo:border-left="0.010417in solid #000000" fo:border-right="0.010417in solid #000000" fo:border-bottom="0.010417in solid #000000" fo:vertical-align="top" fo:background-color="#ffffff"/>
    </style:style>
    <style:style style:name="TableRow0201" style:family="table-row">
      <style:table-row-properties style:min-row-height="0.375000in"/>
    </style:style>
    <style:style style:name="TableCell020100" style:family="table-cell">
      <style:table-cell-properties fo:border-top="0.010417in solid #000000" fo:border-left="0.010417in solid #000000" fo:border-right="0.010417in solid #000000" fo:border-bottom="0.010417in solid #000000" fo:vertical-align="top" fo:background-color="#ffffff"/>
    </style:style>
    <style:style style:name="TableCell020101" style:family="table-cell">
      <style:table-cell-properties fo:border-top="0.010417in solid #000000" fo:border-left="0.010417in solid #000000" fo:border-right="0.010417in solid #000000" fo:border-bottom="0.010417in solid #000000" fo:vertical-align="top" fo:background-color="#ffffff"/>
    </style:style>
    <style:style style:name="TableCell020102" style:family="table-cell">
      <style:table-cell-properties fo:border-top="0.010417in solid #000000" fo:border-left="0.010417in solid #000000" fo:border-right="0.010417in solid #000000" fo:border-bottom="0.010417in solid #000000" fo:vertical-align="top" fo:background-color="#ffffff"/>
    </style:style>
    <style:style style:name="TableRow0202" style:family="table-row">
      <style:table-row-properties style:min-row-height="0.375000in"/>
    </style:style>
    <style:style style:name="TableCell020200" style:family="table-cell">
      <style:table-cell-properties fo:border-top="0.010417in solid #000000" fo:border-left="0.010417in solid #000000" fo:border-right="0.010417in solid #000000" fo:border-bottom="0.010417in solid #000000" fo:vertical-align="top" fo:background-color="#ffffff"/>
    </style:style>
    <style:style style:name="TableCell020201" style:family="table-cell">
      <style:table-cell-properties fo:border-top="0.010417in solid #000000" fo:border-left="0.010417in solid #000000" fo:border-right="0.010417in solid #000000" fo:border-bottom="0.010417in solid #000000" fo:vertical-align="top" fo:background-color="#ffffff"/>
    </style:style>
    <style:style style:name="TableCell020202" style:family="table-cell">
      <style:table-cell-properties fo:border-top="0.010417in solid #000000" fo:border-left="0.010417in solid #000000" fo:border-right="0.010417in solid #000000" fo:border-bottom="0.010417in solid #000000" fo:vertical-align="top" fo:background-color="#ffffff"/>
    </style:style>
    <style:style style:name="TableRow0203" style:family="table-row">
      <style:table-row-properties/>
    </style:style>
    <style:style style:name="TableCell020300" style:family="table-cell">
      <style:table-cell-properties fo:border-top="0.010417in solid #000000" fo:border-left="0.010417in solid #000000" fo:border-right="0.010417in solid #000000" fo:border-bottom="0.010417in solid #000000" fo:vertical-align="top" fo:background-color="#ffffff"/>
    </style:style>
    <style:style style:name="TableCell020301" style:family="table-cell">
      <style:table-cell-properties fo:border-top="0.010417in solid #000000" fo:border-left="0.010417in solid #000000" fo:border-right="0.010417in solid #000000" fo:border-bottom="0.010417in solid #000000" fo:vertical-align="top" fo:background-color="#ffffff"/>
    </style:style>
    <style:style style:name="TableCell020302" style:family="table-cell">
      <style:table-cell-properties fo:border-top="0.010417in solid #000000" fo:border-left="0.010417in solid #000000" fo:border-right="0.010417in solid #000000" fo:border-bottom="0.010417in solid #000000" fo:vertical-align="top" fo:background-color="#ffffff"/>
    </style:style>
    <style:style style:name="TableRow0204" style:family="table-row">
      <style:table-row-properties/>
    </style:style>
    <style:style style:name="TableCell020400" style:family="table-cell">
      <style:table-cell-properties fo:border-top="0.010417in solid #000000" fo:border-left="0.010417in solid #000000" fo:border-right="0.010417in solid #000000" fo:border-bottom="0.010417in solid #000000" fo:vertical-align="top" fo:background-color="#ffffff"/>
    </style:style>
    <style:style style:name="TableCell020401" style:family="table-cell">
      <style:table-cell-properties fo:border-top="0.010417in solid #000000" fo:border-left="0.010417in solid #000000" fo:border-right="0.010417in solid #000000" fo:border-bottom="0.010417in solid #000000" fo:vertical-align="top" fo:background-color="#ffffff"/>
    </style:style>
    <style:style style:name="TableCell020402" style:family="table-cell">
      <style:table-cell-properties fo:border-top="0.010417in solid #000000" fo:border-left="0.010417in solid #000000" fo:border-right="0.010417in solid #000000" fo:border-bottom="0.010417in solid #000000" fo:vertical-align="top" fo:background-color="#ffffff"/>
    </style:style>
    <style:style style:name="TableRow0205" style:family="table-row">
      <style:table-row-properties/>
    </style:style>
    <style:style style:name="TableCell020500" style:family="table-cell">
      <style:table-cell-properties fo:border-top="0.010417in solid #000000" fo:border-left="0.010417in solid #000000" fo:border-right="0.010417in solid #000000" fo:border-bottom="0.010417in solid #000000" fo:vertical-align="top" fo:background-color="#ffffff"/>
    </style:style>
    <style:style style:name="TableCell020501" style:family="table-cell">
      <style:table-cell-properties fo:border-top="0.010417in solid #000000" fo:border-left="0.010417in solid #000000" fo:border-right="0.010417in solid #000000" fo:border-bottom="0.010417in solid #000000" fo:vertical-align="top" fo:background-color="#ffffff"/>
    </style:style>
    <style:style style:name="TableCell020502" style:family="table-cell">
      <style:table-cell-properties fo:border-top="0.010417in solid #000000" fo:border-left="0.010417in solid #000000" fo:border-right="0.010417in solid #000000" fo:border-bottom="0.010417in solid #000000" fo:vertical-align="top" fo:background-color="#ffffff"/>
    </style:style>
    <style:style style:name="TableRow0206" style:family="table-row">
      <style:table-row-properties/>
    </style:style>
    <style:style style:name="TableCell020600" style:family="table-cell">
      <style:table-cell-properties fo:border-top="0.010417in solid #000000" fo:border-left="0.010417in solid #000000" fo:border-right="0.010417in solid #000000" fo:border-bottom="0.010417in solid #000000" fo:vertical-align="top" fo:background-color="#ffffff"/>
    </style:style>
    <style:style style:name="TableCell020601" style:family="table-cell">
      <style:table-cell-properties fo:border-top="0.010417in solid #000000" fo:border-left="0.010417in solid #000000" fo:border-right="0.010417in solid #000000" fo:border-bottom="0.010417in solid #000000" fo:vertical-align="top" fo:background-color="#ffffff"/>
    </style:style>
    <style:style style:name="TableCell020602" style:family="table-cell">
      <style:table-cell-properties fo:border-top="0.010417in solid #000000" fo:border-left="0.010417in solid #000000" fo:border-right="0.010417in solid #000000" fo:border-bottom="0.010417in solid #000000" fo:vertical-align="top" fo:background-color="#ffffff"/>
    </style:style>
    <style:style style:name="TableRow0207" style:family="table-row">
      <style:table-row-properties/>
    </style:style>
    <style:style style:name="TableCell020700" style:family="table-cell">
      <style:table-cell-properties fo:border-top="0.010417in solid #000000" fo:border-left="0.010417in solid #000000" fo:border-right="0.010417in solid #000000" fo:border-bottom="0.010417in solid #000000" fo:vertical-align="top" fo:background-color="#ffffff"/>
    </style:style>
    <style:style style:name="TableCell020701" style:family="table-cell">
      <style:table-cell-properties fo:border-top="0.010417in solid #000000" fo:border-left="0.010417in solid #000000" fo:border-right="0.010417in solid #000000" fo:border-bottom="0.010417in solid #000000" fo:vertical-align="top" fo:background-color="#ffffff"/>
    </style:style>
    <style:style style:name="TableCell020702" style:family="table-cell">
      <style:table-cell-properties fo:border-top="0.010417in solid #000000" fo:border-left="0.010417in solid #000000" fo:border-right="0.010417in solid #000000" fo:border-bottom="0.010417in solid #000000" fo:vertical-align="top" fo:background-color="#ffffff"/>
    </style:style>
    <style:style style:name="TableRow0208" style:family="table-row">
      <style:table-row-properties/>
    </style:style>
    <style:style style:name="TableCell020800" style:family="table-cell">
      <style:table-cell-properties fo:border-top="0.010417in solid #000000" fo:border-left="0.010417in solid #000000" fo:border-right="0.010417in solid #000000" fo:border-bottom="0.006944in solid #000000" fo:vertical-align="top" fo:background-color="#ffffff"/>
    </style:style>
    <style:style style:name="TableCell020801" style:family="table-cell">
      <style:table-cell-properties fo:border-top="0.010417in solid #000000" fo:border-left="0.010417in solid #000000" fo:border-right="0.010417in solid #000000" fo:border-bottom="0.010417in solid #000000" fo:vertical-align="top" fo:background-color="#ffffff"/>
    </style:style>
    <style:style style:name="TableCell020802" style:family="table-cell">
      <style:table-cell-properties fo:border-top="0.010417in solid #000000" fo:border-left="0.010417in solid #000000" fo:border-right="0.010417in solid #000000" fo:border-bottom="0.010417in solid #000000" fo:vertical-align="top" fo:background-color="#ffffff"/>
    </style:style>
    <style:style style:name="TableRow0209" style:family="table-row">
      <style:table-row-properties/>
    </style:style>
    <style:style style:name="TableCell020900" style:family="table-cell">
      <style:table-cell-properties fo:border-top="0.010417in solid #000000" fo:border-left="0.010417in solid #000000" fo:border-right="0.010417in solid #000000" fo:border-bottom="0.006944in solid #000000" fo:vertical-align="top" fo:background-color="#ffffff"/>
    </style:style>
    <style:style style:name="TableCell020901" style:family="table-cell">
      <style:table-cell-properties fo:border-top="0.010417in solid #000000" fo:border-left="0.010417in solid #000000" fo:border-right="0.010417in solid #000000" fo:border-bottom="0.010417in solid #000000" fo:vertical-align="top" fo:background-color="#ffffff"/>
    </style:style>
    <style:style style:name="TableCell020902" style:family="table-cell">
      <style:table-cell-properties fo:border-top="0.010417in solid #000000" fo:border-left="0.010417in solid #000000" fo:border-right="0.010417in solid #000000" fo:border-bottom="0.010417in solid #000000" fo:vertical-align="top" fo:background-color="#ffffff"/>
    </style:style>
    <style:style style:name="TableRow0210" style:family="table-row">
      <style:table-row-properties/>
    </style:style>
    <style:style style:name="TableCell021000" style:family="table-cell">
      <style:table-cell-properties fo:border-top="0.010417in solid #000000" fo:border-left="0.010417in solid #000000" fo:border-right="0.010417in solid #000000" fo:border-bottom="0.006944in solid #000000" fo:vertical-align="top" fo:background-color="#ffffff"/>
    </style:style>
    <style:style style:name="TableCell021001" style:family="table-cell">
      <style:table-cell-properties fo:border-top="0.010417in solid #000000" fo:border-left="0.010417in solid #000000" fo:border-right="0.010417in solid #000000" fo:border-bottom="0.010417in solid #000000" fo:vertical-align="top" fo:background-color="#ffffff"/>
    </style:style>
    <style:style style:name="TableCell021002" style:family="table-cell">
      <style:table-cell-properties fo:border-top="0.010417in solid #000000" fo:border-left="0.010417in solid #000000" fo:border-right="0.010417in solid #000000" fo:border-bottom="0.010417in solid #000000" fo:vertical-align="top" fo:background-color="#ffffff"/>
    </style:style>
    <style:style style:name="TableRow0211" style:family="table-row">
      <style:table-row-properties style:min-row-height="0.227083in"/>
    </style:style>
    <style:style style:name="TableCell021100" style:family="table-cell">
      <style:table-cell-properties fo:border-top="0.010417in solid #000000" fo:border-left="0.010417in solid #000000" fo:border-right="0.010417in solid #000000" fo:border-bottom="0.006944in solid #000000" fo:vertical-align="top" fo:background-color="#ffffff"/>
    </style:style>
    <style:style style:name="TableCell021101" style:family="table-cell">
      <style:table-cell-properties fo:border-top="0.010417in solid #000000" fo:border-left="0.010417in solid #000000" fo:border-right="0.010417in solid #000000" fo:border-bottom="0.010417in solid #000000" fo:vertical-align="top" fo:background-color="#ffffff"/>
    </style:style>
    <style:style style:name="TableCell021102" style:family="table-cell">
      <style:table-cell-properties fo:border-top="0.010417in solid #000000" fo:border-left="0.010417in solid #000000" fo:border-right="0.010417in solid #000000" fo:border-bottom="0.010417in solid #000000" fo:vertical-align="top" fo:background-color="#ffffff"/>
    </style:style>
    <style:style style:name="TableRow0212" style:family="table-row">
      <style:table-row-properties style:min-row-height="0.300694in"/>
    </style:style>
    <style:style style:name="TableCell021200" style:family="table-cell">
      <style:table-cell-properties fo:border-top="0.010417in solid #000000" fo:border-left="0.010417in solid #000000" fo:border-right="0.010417in solid #000000" fo:border-bottom="0.006944in solid #000000" fo:vertical-align="top" fo:background-color="#ffffff"/>
    </style:style>
    <style:style style:name="TableCell021201" style:family="table-cell">
      <style:table-cell-properties fo:border-top="0.010417in solid #000000" fo:border-left="0.010417in solid #000000" fo:border-right="0.010417in solid #000000" fo:border-bottom="0.006944in solid #000000" fo:vertical-align="top" fo:background-color="#ffffff"/>
    </style:style>
    <style:style style:name="TableCell021202" style:family="table-cell">
      <style:table-cell-properties fo:border-top="0.010417in solid #000000" fo:border-left="0.010417in solid #000000" fo:border-right="0.010417in solid #000000" fo:border-bottom="0.006944in solid #000000" fo:vertical-align="top" fo:background-color="#ffffff"/>
    </style:style>
  </office:automatic-styles>
  <office:body>
    <office:text>
      <text:p text:style-name="P1"><text:span text:style-name="T1">LABORATOR 2<text:s/></text:span><text:span text:style-name="T2">–</text:span><text:span text:style-name="T3"><text:s/>Documentatie</text:span></text:p>
      <text:p text:style-name="P1"><text:span text:style-name="T4"/></text:p>
      <text:p text:style-name="P2"><text:span text:style-name="T5">Programare paralela si distribuita<text:s/></text:span><text:span text:style-name="T6">–</text:span><text:span text:style-name="T7"><text:s/>Corocaescu Mihai 232/2</text:span></text:p>
      <text:p text:style-name="P2"><text:span text:style-name="T8">Cerinte:</text:span></text:p>
      <text:p text:style-name="P3"><text:span text:style-name="T9">Se considera problema de la laboratorul 1 cu urmatoarea modificare:</text:span></text:p>
      <text:p text:style-name="P3"><text:span text:style-name="T9">Se cere un program care sa asigure urmatoarea postconditie:</text:span></text:p>
      <text:p text:style-name="P3"><text:span text:style-name="T9">Postconditie: Matricea initiala contine imaginea filtrata.</text:span></text:p>
      <text:p text:style-name="P3"><text:span text:style-name="T9">Constrangere: NU se aloca o alta matrice rezultat si nici o matrice temporara!</text:span></text:p>
      <text:p text:style-name="P3"><text:span text:style-name="T9">Se pot folosi doar vectori temporari pentru care complexitatea spatiu se incadreaza in O(n).</text:span></text:p>
      <text:p text:style-name="P3"><text:span text:style-name="T9">Atentie si pentru implementarea secventiala va fi nevoie sa se foloseasca vectori auxiliari temporari.</text:span></text:p>
      <text:p text:style-name="P3"><text:span text:style-name="T9">Obiectiv: optimizarea complexitatii-spatiu in conditiile obtinerii unei performante ridicate.</text:span></text:p>
      <text:p text:style-name="P3"><text:span text:style-name="T9">Datele de intrare se citesc dintr-un fisier de intrare “date.txt”.</text:span></text:p>
      <text:p text:style-name="P3"><text:span text:style-name="T9">(Fisierul trebuie creat anterior prin adaugare de numere generate aleator.)</text:span></text:p>
      <text:p text:style-name="P3"><text:span text:style-name="T9">Rezultatul se salveaza intr-un fisier output.tct</text:span></text:p>
      <text:p text:style-name="P3"><text:span text:style-name="T9">Implementare</text:span></text:p>
      <text:p text:style-name="P3"><text:span text:style-name="T9">a) Java</text:span></text:p>
      <text:p text:style-name="P3"><text:span text:style-name="T9">b) C++ ( cel putin C++11 )</text:span></text:p>
      <text:p text:style-name="P3"><text:span text:style-name="T9">Fata de Laboratorul 1 se cere doar:</text:span></text:p>
      <text:p text:style-name="P3"><text:span text:style-name="T9">-Distributie pe linii</text:span></text:p>
      <text:p text:style-name="P3"><text:span text:style-name="T9">-Kernel de dimensiune k=3</text:span></text:p>
      <text:p text:style-name="P3"><text:span text:style-name="T9">-Pentru C++ alocare dinamica</text:span></text:p>
      <text:p text:style-name="P3"><text:span text:style-name="T9">Testare: masurati timpul de executie pentru</text:span></text:p>
      <text:p text:style-name="P3"><text:span text:style-name="T9">1) N=M=10 si n=m=3; p=2 +executie secventiala</text:span></text:p>
      <text:p text:style-name="P3"><text:span text:style-name="T9">2) N=M=1000 si n=m=3; p=2,4,8,16 +executie secventiala</text:span></text:p>
      <text:p text:style-name="P3"><text:span text:style-name="T9">3) N=10000 M=10000 si n=m=3; p=2,4,8,16+executie secventiala</text:span></text:p>
      <text:p text:style-name="P3"><text:span text:style-name="T9">ObservatII:</text:span></text:p>
      <text:p text:style-name="P3"><text:span text:style-name="T9">- Fiecare test trebuie repetat de 10 ori si evaluarea timpul de executie se considera media aritmetica a celor 10 rulari.</text:span></text:p>
      <text:p text:style-name="P3"><text:span text:style-name="T9">- Pentru fiecare executie (cele 10) a fiecarui caz de testare folositi acelasi fisier input si verificati corectitudinea prin comparatie cu fisierul output obtinut la executia secventiala.</text:span></text:p>
      <text:p text:style-name="P3"><text:span text:style-name="T9">Analiza:</text:span></text:p>
      <text:p text:style-name="P3"><text:span text:style-name="T9">Comparati performanta pentru fiecare caz !</text:span></text:p>
      <text:p text:style-name="P3"><text:span text:style-name="T9">Comparati timpii obtinuti cu implementarea Java versus implementarea C++.</text:span></text:p>
      <text:p text:style-name="P3"><text:span text:style-name="T9">Evaluati complexitatea-spatiu.</text:span></text:p>
      <text:p text:style-name="P4"><text:span text:style-name="T10"/></text:p>
      <text:p text:style-name="P4"><text:span text:style-name="T11">Proiectare</text:span><text:span text:style-name="T12">:</text:span></text:p>
      <text:list text:style-name="L5">
        <text:list-item>
          <text:p text:style-name="P5"><text:span text:style-name="T12">Structuri de date</text:span></text:p>
        </text:list-item>
      </text:list>
      <text:p text:style-name="P6"><text:span text:style-name="T12">*Pentru reprezentarea imaginii si a kernelului am folosit matrici de numere intregi alocate dinamic. </text:span></text:p>
      <text:p text:style-name="P6"><text:span text:style-name="T12">*Pentru reprezentarea sirului de threaduri am folosit un vector de obiecte de tip MyThread</text:span></text:p>
      <text:list text:style-name="L7">
        <text:list-item>
          <text:p text:style-name="P7"><text:span text:style-name="T12">Partitionare pe threaduri</text:span></text:p>
        </text:list-item>
      </text:list>
      <text:p text:style-name="P8"><text:span text:style-name="T12">*Realizata pe baza unei functii de distributie prin care unui thread cu un anumit id ii se distribuie o submultime de indexsi din matrice.</text:span></text:p>
      <text:p text:style-name="P8"><text:span text:style-name="T12">*Distrubutia este ciclica: se aloca cate un index din matrice din p in p pasi pentru cate un thread</text:span></text:p>
      <text:p text:style-name="P9"><text:span text:style-name="T13">Diagrama de clase. Specificatii clase. Specificatii functii:</text:span></text:p>
      <text:p text:style-name="P10"><text:span text:style-name="T13">Clasa Main</text:span><text:span text:style-name="T14"><text:s/>- reprezinta punctul de intrare in program</text:span></text:p>
      <text:p text:style-name="P11"><text:span text:style-name="T14">N, M<text:s/></text:span><text:span text:style-name="T15">–</text:span><text:span text:style-name="T16"><text:s/>dimensiunile Matricii (N<text:s/></text:span><text:span text:style-name="T17">–</text:span><text:span text:style-name="T18"><text:s/>nr. linii, M<text:s/></text:span><text:span text:style-name="T19">–</text:span><text:span text:style-name="T20"><text:s/>nr. coloane), numere intregi</text:span></text:p>
      <text:p text:style-name="P11"><text:span text:style-name="T21">n, m<text:s/></text:span><text:span text:style-name="T22">–</text:span><text:span text:style-name="T23"><text:s/>dimensiunile kernelului (n<text:s/></text:span><text:span text:style-name="T24">–</text:span><text:span text:style-name="T25"><text:s/>nr. linii, m<text:s/></text:span><text:span text:style-name="T26">–</text:span><text:span text:style-name="T27"><text:s/>nr. coloane), numere intregi</text:span></text:p>
      <text:p text:style-name="P11"><text:span text:style-name="T28">p<text:s/></text:span><text:span text:style-name="T29">–</text:span><text:span text:style-name="T30"><text:s/>numarul de threaduri folosite, numar intreg</text:span></text:p>
      <text:p text:style-name="P11"><text:span text:style-name="T31">initialMatrix<text:s/></text:span><text:span text:style-name="T32">–</text:span><text:span text:style-name="T33"><text:s/>matricea folosita pentru descrierea imaginii initiale, matrice de numere intregi</text:span></text:p>
      <text:p text:style-name="P11"><text:span text:style-name="T34">kernel<text:s/></text:span><text:span text:style-name="T35">–</text:span><text:span text:style-name="T36"><text:s/>matricea fereastra, matrice de numere intregi</text:span></text:p>
      <text:p text:style-name="P11"><text:span text:style-name="T37">utils<text:s/></text:span><text:span text:style-name="T38">–</text:span><text:span text:style-name="T39"><text:s/>obiect de tip Utils</text:span></text:p>
      <text:p text:style-name="P11"><text:span text:style-name="T40">Clasa Utils</text:span></text:p>
      <text:p text:style-name="P11"><text:span text:style-name="T41">Clasa care contine metode folositoare</text:span></text:p>
      <text:p text:style-name="P11"><text:span text:style-name="T41">equalResults(String, String)<text:s/></text:span><text:span text:style-name="T42">–</text:span><text:span text:style-name="T43"><text:s/>compara continuturile a doua fisiere date ca parametrii ( in acest caz, folosita pentru a compara rezultatele executiilor paralele si secventiale)</text:span></text:p>
      <text:p text:style-name="P11"><text:span text:style-name="T44">fname1 -<text:s text:c="2"/>primul nume de fisier, string</text:span></text:p>
      <text:p text:style-name="P11"><text:span text:style-name="T44">fname2<text:s/></text:span><text:span text:style-name="T45">–</text:span><text:span text:style-name="T46"><text:s/>al doilea nume de fisier, string</text:span></text:p>
      <text:p text:style-name="P11"><text:span text:style-name="T47">generareMatrice(int, int, int, int, String)<text:s/></text:span><text:span text:style-name="T48">–</text:span><text:span text:style-name="T49"><text:s/>genereaza numere aleatoare pentru o matrice data</text:span></text:p>
      <text:p text:style-name="P11"><text:span text:style-name="T50">n,m<text:s/></text:span><text:span text:style-name="T51">–</text:span><text:span text:style-name="T52"><text:s/>dimensiunile matricii date, numere intregi (n - numar linii, m<text:s/></text:span><text:span text:style-name="T53">–</text:span><text:span text:style-name="T54"><text:s/>numar coloane)</text:span></text:p>
      <text:p text:style-name="P11"><text:span text:style-name="T55">min, max<text:s/></text:span><text:span text:style-name="T56">–</text:span><text:span text:style-name="T57"><text:s/>limite de generare, numere intregi</text:span></text:p>
      <text:p text:style-name="P11"><text:span text:style-name="T58">fileName<text:s/></text:span><text:span text:style-name="T59">–</text:span><text:span text:style-name="T60"><text:s/>fisierul in care este generata matricea, string</text:span></text:p>
      <text:p text:style-name="P11"><text:span text:style-name="T61">Clasa MyThread</text:span></text:p>
      <text:p text:style-name="P11"><text:span text:style-name="T62">Clasa care implementeaza un nou tip de threaduri, extinzand clasa Thread</text:span></text:p>
      <text:p text:style-name="P11"><text:span text:style-name="T62">step<text:s/></text:span><text:span text:style-name="T63">–</text:span><text:span text:style-name="T64"><text:s/>pasul cu care se face alocarea elementelor pe threaduri, numar intreg</text:span></text:p>
      <text:p text:style-name="P11"><text:span text:style-name="T65">start<text:s/></text:span><text:span text:style-name="T66">–</text:span><text:span text:style-name="T67"><text:s/>indicele initial, numar intreg</text:span></text:p>
      <text:p text:style-name="P11"><text:span text:style-name="T68">run()<text:s/></text:span><text:span text:style-name="T69">–</text:span><text:span text:style-name="T70"><text:s/>descrie comportamentul noului tip de threaduri</text:span></text:p>
      <text:p text:style-name="P11"><text:span text:style-name="T71"/></text:p>
      <text:p text:style-name="P12"><draw:frame text:anchor-type="as-char" svg:width="159.28mm" svg:height="71.97mm" style:rel-width="scale" style:rel-height="scale"><draw:object-ole xlink:href="OleObj1"/><draw:image xlink:href="ObjectReplacements/OleObj1"/></draw:frame><text:span text:style-name="T71"/></text:p>
      <text:p text:style-name="P12"><text:span text:style-name="T71"/></text:p>
      <text:p text:style-name="P12"><text:span text:style-name="T71"/></text:p>
      <text:p text:style-name="P12"><text:span text:style-name="T71"/></text:p>
      <text:p text:style-name="P13"><text:span text:style-name="T72">Detalii de implementare</text:span></text:p>
      <text:p text:style-name="P13"><text:span text:style-name="T73">Initial se citesc dimensiunile matricilor de la tastatura. Pentru prima rulare se face si generarea numerelor aleatoare pentru matricele fereastra si imagine initiala:</text:span></text:p>
      <text:p text:style-name="P13"><text:span text:style-name="T73">Se aloca memorie pentru matricea fereastra si<text:s text:c="2"/>matricea imagine initiala, apoi se citesc din fisiere valorile generate pentru matricea fereastra si matricea imagine initaiala. </text:span></text:p>
      <text:p text:style-name="P13"><text:span text:style-name="T73">Se realizeaza bordarea imaginii initiale astfel incat sa existe in plus 2 coloane in partea de sus, 2 coloane in partea de jos, 2 linii in stanga si 2 linii in dreapta </text:span></text:p>
      <text:p text:style-name="P13"><text:span text:style-name="T73">In final, dupa rularea ambelor metode (secventiala si paralela), se afiseaza timpul de rulare si se verifica daca fisierele de rezultate contin aceleasi date pentru un acelasi input.</text:span></text:p>
      <text:p text:style-name="P13"><text:span text:style-name="T73">1. Caz secvential</text:span></text:p>
      <text:p text:style-name="P13"><text:span text:style-name="T73">In cazul secvential, se parcurge matricea si se aplica metoda de convolutie pentru fiecare element al matricii. Metoda consta in adunarea produselor obtinute in urma inmultirii fiecarui element din matricea imagine initiala cu elementul corespunzator din matricea fereastra.</text:span></text:p>
      <text:p text:style-name="P13"><text:span text:style-name="T73">2. Caz paralel</text:span></text:p>
      <text:p text:style-name="P13"><text:span text:style-name="T73">In cazul paralel, se creeaza si se initializeaza un array de p threaduri de tipul MyThread. Pentru fiecare thread se apeleaza metoda start pentru a porni threadurile, apoi join pentru a realiza calculul efectiv de convolutie si pentru a ne asigura ca programul isi termina executia odata cu ultimul thread care ruleaza. In metoda run se realizeaza distributia ciclica a tuturor elementelor din matricea imagine initiala pe threaduri si se determina elementele imaginii finale prin apleul metodei de convolutie descrisa la cazul anterior.</text:span></text:p>
      <text:p text:style-name="P13"><text:span text:style-name="T74"/></text:p>
      <text:p text:style-name="P13"><text:span text:style-name="T74"/></text:p>
      <text:p text:style-name="P13"><text:span text:style-name="T74"/></text:p>
      <text:p text:style-name="P14"><text:span text:style-name="T75">Cazuri de testare:</text:span></text:p>
      <text:p text:style-name="P15"><text:span text:style-name="T76">Fiecare caz a fost rulat de 10 ori. Timpul de executie din tabela reprezinta media aritmetica a celor 10 rulari.</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17"><text:span text:style-name="T78">JAVA: Tip matrice</text:span><text:span text:style-name="T79"> </text:span><text:span text:style-name="T80"/></text:p>
          </table:table-cell>
          <table:table-cell table:style-name="TableCell010001">
            <text:p text:style-name="P17"><text:span text:style-name="T81">Nr threads</text:span><text:span text:style-name="T82"> </text:span><text:span text:style-name="T83"/></text:p>
          </table:table-cell>
          <table:table-cell table:style-name="TableCell010002">
            <text:p text:style-name="P17"><text:span text:style-name="T84">Timp executie</text:span><text:span text:style-name="T85"> (ms)</text:span><text:span text:style-name="T86"/></text:p>
          </table:table-cell>
        </table:table-row>
        <table:table-row table:style-name="TableRow0101">
          <table:table-cell table:style-name="TableCell010100" table:number-rows-spanned="2">
            <text:p text:style-name="P20"><text:span text:style-name="T87"> </text:span></text:p>
            <text:p text:style-name="P20"><text:span text:style-name="T87">N=M=10 </text:span></text:p>
            <text:p text:style-name="P20"><text:span text:style-name="T87">n=m=3 </text:span><text:span text:style-name="T88"/></text:p>
          </table:table-cell>
          <table:table-cell table:style-name="TableCell010101">
            <text:p text:style-name="P20"><text:span text:style-name="T89">secvential </text:span><text:span text:style-name="T90"/></text:p>
          </table:table-cell>
          <table:table-cell table:style-name="TableCell010102">
            <text:p text:style-name="P20"><text:span text:style-name="T91">10.98472</text:span><text:span text:style-name="T92"/></text:p>
          </table:table-cell>
        </table:table-row>
        <table:table-row table:style-name="TableRow0102">
          <table:covered-table-cell>
            <text:p text:style-name="P23"><text:span text:style-name="T92"><text:s/></text:span></text:p>
          </table:covered-table-cell>
          <table:table-cell table:style-name="TableCell010201">
            <text:p text:style-name="P24"><text:span text:style-name="T93">2</text:span><text:span text:style-name="T94"/></text:p>
          </table:table-cell>
          <table:table-cell table:style-name="TableCell010202">
            <text:p text:style-name="P24"><text:span text:style-name="T95">14.16307</text:span><text:span text:style-name="T96"/></text:p>
          </table:table-cell>
        </table:table-row>
        <table:table-row table:style-name="TableRow0103">
          <table:table-cell table:style-name="TableCell010300" table:number-rows-spanned="5">
            <text:p text:style-name="P27"><text:span text:style-name="T97"> </text:span></text:p>
            <text:p text:style-name="P27"><text:span text:style-name="T97">N=M=1000 </text:span></text:p>
            <text:p text:style-name="P27"><text:span text:style-name="T97">n=m=3</text:span><text:span text:style-name="T98"/></text:p>
          </table:table-cell>
          <table:table-cell table:style-name="TableCell010301">
            <text:p text:style-name="P27"><text:span text:style-name="T99">secvential </text:span><text:span text:style-name="T100"/></text:p>
          </table:table-cell>
          <table:table-cell table:style-name="TableCell010302">
            <text:p text:style-name="P27"><text:span text:style-name="T101">250.76575</text:span><text:span text:style-name="T102"/></text:p>
          </table:table-cell>
        </table:table-row>
        <table:table-row table:style-name="TableRow0104">
          <table:covered-table-cell>
            <text:p text:style-name="P30"><text:span text:style-name="T102"><text:s/></text:span></text:p>
          </table:covered-table-cell>
          <table:table-cell table:style-name="TableCell010401">
            <text:p text:style-name="P31"><text:span text:style-name="T103">2</text:span><text:span text:style-name="T104"/></text:p>
          </table:table-cell>
          <table:table-cell table:style-name="TableCell010402">
            <text:p text:style-name="P31"><text:span text:style-name="T105">210.67808</text:span><text:span text:style-name="T106"/></text:p>
          </table:table-cell>
        </table:table-row>
        <table:table-row table:style-name="TableRow0105">
          <table:covered-table-cell>
            <text:p text:style-name="P33"><text:span text:style-name="T106"><text:s/></text:span></text:p>
          </table:covered-table-cell>
          <table:table-cell table:style-name="TableCell010501">
            <text:p text:style-name="P34"><text:span text:style-name="T107">4 </text:span><text:span text:style-name="T108"/></text:p>
          </table:table-cell>
          <table:table-cell table:style-name="TableCell010502">
            <text:p text:style-name="P34"><text:span text:style-name="T109">196.98947</text:span><text:span text:style-name="T110"/></text:p>
          </table:table-cell>
        </table:table-row>
        <table:table-row table:style-name="TableRow0106">
          <table:covered-table-cell>
            <text:p text:style-name="P36"><text:span text:style-name="T110"><text:s/></text:span></text:p>
          </table:covered-table-cell>
          <table:table-cell table:style-name="TableCell010601">
            <text:p text:style-name="P37"><text:span text:style-name="T111">8</text:span><text:span text:style-name="T112"/></text:p>
          </table:table-cell>
          <table:table-cell table:style-name="TableCell010602">
            <text:p text:style-name="P37"><text:span text:style-name="T113">133.1375</text:span><text:span text:style-name="T114"/></text:p>
          </table:table-cell>
        </table:table-row>
        <table:table-row table:style-name="TableRow0107">
          <table:covered-table-cell>
            <text:p text:style-name="P40"><text:span text:style-name="T114"><text:s/></text:span></text:p>
          </table:covered-table-cell>
          <table:table-cell table:style-name="TableCell010701">
            <text:p text:style-name="P41"><text:span text:style-name="T115">16 </text:span><text:span text:style-name="T116"/></text:p>
          </table:table-cell>
          <table:table-cell table:style-name="TableCell010702">
            <text:p text:style-name="P41"><text:span text:style-name="T117">156.17217</text:span><text:span text:style-name="T118"/></text:p>
          </table:table-cell>
        </table:table-row>
        <table:table-row table:style-name="TableRow0108">
          <table:table-cell table:style-name="TableCell010800" table:number-rows-spanned="5">
            <text:p text:style-name="P44"><text:span text:style-name="T119">N=M=10000</text:span></text:p>
            <text:p text:style-name="P44"><text:span text:style-name="T119">n=m=3</text:span><text:span text:style-name="T120"/></text:p>
          </table:table-cell>
          <table:table-cell table:style-name="TableCell010801">
            <text:p text:style-name="P44"><text:span text:style-name="T121">secvential </text:span><text:span text:style-name="T122"/></text:p>
          </table:table-cell>
          <table:table-cell table:style-name="TableCell010802">
            <text:p text:style-name="P44"><text:span text:style-name="T123">10608.1046</text:span><text:span text:style-name="T124"/></text:p>
          </table:table-cell>
        </table:table-row>
        <table:table-row table:style-name="TableRow0109">
          <table:covered-table-cell>
            <text:p text:style-name="P47"><text:span text:style-name="T124"><text:s/></text:span></text:p>
          </table:covered-table-cell>
          <table:table-cell table:style-name="TableCell010901">
            <text:p text:style-name="P48"><text:span text:style-name="T125">2 </text:span><text:span text:style-name="T126"/></text:p>
          </table:table-cell>
          <table:table-cell table:style-name="TableCell010902">
            <text:p text:style-name="P48"><text:span text:style-name="T127">18228.2851</text:span><text:span text:style-name="T128"/></text:p>
          </table:table-cell>
        </table:table-row>
        <table:table-row table:style-name="TableRow0110">
          <table:covered-table-cell>
            <text:p text:style-name="P50"><text:span text:style-name="T128"><text:s/></text:span></text:p>
          </table:covered-table-cell>
          <table:table-cell table:style-name="TableCell011001">
            <text:p text:style-name="P51"><text:span text:style-name="T129">4 </text:span><text:span text:style-name="T130"/></text:p>
          </table:table-cell>
          <table:table-cell table:style-name="TableCell011002">
            <text:p text:style-name="P51"><text:span text:style-name="T131">8020.4014</text:span><text:span text:style-name="T132"/></text:p>
          </table:table-cell>
        </table:table-row>
        <table:table-row table:style-name="TableRow0111">
          <table:covered-table-cell>
            <text:p text:style-name="P54"><text:span text:style-name="T132"><text:s/></text:span></text:p>
          </table:covered-table-cell>
          <table:table-cell table:style-name="TableCell011101">
            <text:p text:style-name="P55"><text:span text:style-name="T133">8 </text:span><text:span text:style-name="T134"/></text:p>
          </table:table-cell>
          <table:table-cell table:style-name="TableCell011102">
            <text:p text:style-name="P55"><text:span text:style-name="T135">8665.91690</text:span><text:span text:style-name="T136"/></text:p>
          </table:table-cell>
        </table:table-row>
        <table:table-row table:style-name="TableRow0112">
          <table:covered-table-cell>
            <text:p text:style-name="P58"><text:span text:style-name="T136"><text:s/></text:span></text:p>
          </table:covered-table-cell>
          <table:table-cell table:style-name="TableCell011201" table:number-rows-spanned="2">
            <text:p text:style-name="P59"><text:span text:style-name="T137">16 </text:span><text:span text:style-name="T138"/></text:p>
          </table:table-cell>
          <table:table-cell table:style-name="TableCell011202" table:number-rows-spanned="2">
            <text:p text:style-name="P59"><text:span text:style-name="T139">8361.44786</text:span><text:span text:style-name="T140"/></text:p>
          </table:table-cell>
        </table:table-row>
        <table:table-row table:style-name="TableRow0113">
          <table:table-cell table:style-name="TableCell011300">
            <text:p text:style-name="P62"><text:span text:style-name="T140"/></text:p>
          </table:table-cell>
          <table:covered-table-cell>
            <text:p text:style-name="P63"><text:span text:style-name="T140"><text:s/></text:span></text:p>
          </table:covered-table-cell>
          <table:covered-table-cell>
            <text:p text:style-name="P63"><text:span text:style-name="T140"><text:s/></text:span></text:p>
          </table:covered-table-cell>
        </table:table-row>
      </table:table>
      <text:p text:style-name="P65"><text:span text:style-name="T140"/></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67"><text:span text:style-name="T141">C++: Tip matrice</text:span><text:span text:style-name="T142"> </text:span><text:span text:style-name="T143"/></text:p>
          </table:table-cell>
          <table:table-cell table:style-name="TableCell020001">
            <text:p text:style-name="P67"><text:span text:style-name="T144">Nr threads</text:span><text:span text:style-name="T145"> </text:span><text:span text:style-name="T146"/></text:p>
          </table:table-cell>
          <table:table-cell table:style-name="TableCell020002">
            <text:p text:style-name="P67"><text:span text:style-name="T147">Timp executie</text:span><text:span text:style-name="T148"> (ms)</text:span><text:span text:style-name="T149"/></text:p>
          </table:table-cell>
        </table:table-row>
        <table:table-row table:style-name="TableRow0201">
          <table:table-cell table:style-name="TableCell020100" table:number-rows-spanned="2">
            <text:p text:style-name="P70"><text:span text:style-name="T150"> </text:span></text:p>
            <text:p text:style-name="P70"><text:span text:style-name="T150">N=M=10 </text:span></text:p>
            <text:p text:style-name="P70"><text:span text:style-name="T150">n=m=3 </text:span><text:span text:style-name="T151"/></text:p>
          </table:table-cell>
          <table:table-cell table:style-name="TableCell020101">
            <text:p text:style-name="P70"><text:span text:style-name="T152">secvential </text:span><text:span text:style-name="T153"/></text:p>
          </table:table-cell>
          <table:table-cell table:style-name="TableCell020102">
            <text:p text:style-name="P70"><text:span text:style-name="T154">0.61438</text:span><text:span text:style-name="T155"/></text:p>
          </table:table-cell>
        </table:table-row>
        <table:table-row table:style-name="TableRow0202">
          <table:covered-table-cell>
            <text:p text:style-name="P73"><text:span text:style-name="T155"><text:s/></text:span></text:p>
          </table:covered-table-cell>
          <table:table-cell table:style-name="TableCell020201">
            <text:p text:style-name="P74"><text:span text:style-name="T156">2</text:span><text:span text:style-name="T157"/></text:p>
          </table:table-cell>
          <table:table-cell table:style-name="TableCell020202">
            <text:p text:style-name="P74"><text:span text:style-name="T158">0.95709</text:span><text:span text:style-name="T159"/></text:p>
          </table:table-cell>
        </table:table-row>
        <table:table-row table:style-name="TableRow0203">
          <table:table-cell table:style-name="TableCell020300" table:number-rows-spanned="5">
            <text:p text:style-name="P77"><text:span text:style-name="T160"> </text:span></text:p>
            <text:p text:style-name="P77"><text:span text:style-name="T160">N=M=1000 </text:span></text:p>
            <text:p text:style-name="P77"><text:span text:style-name="T160">n=m=3</text:span><text:span text:style-name="T161"/></text:p>
          </table:table-cell>
          <table:table-cell table:style-name="TableCell020301">
            <text:p text:style-name="P77"><text:span text:style-name="T162">secvential </text:span><text:span text:style-name="T163"/></text:p>
          </table:table-cell>
          <table:table-cell table:style-name="TableCell020302">
            <text:p text:style-name="P77"><text:span text:style-name="T164">201.7426</text:span><text:span text:style-name="T165"/></text:p>
          </table:table-cell>
        </table:table-row>
        <table:table-row table:style-name="TableRow0204">
          <table:covered-table-cell>
            <text:p text:style-name="P80"><text:span text:style-name="T165"><text:s/></text:span></text:p>
          </table:covered-table-cell>
          <table:table-cell table:style-name="TableCell020401">
            <text:p text:style-name="P81"><text:span text:style-name="T166">2</text:span><text:span text:style-name="T167"/></text:p>
          </table:table-cell>
          <table:table-cell table:style-name="TableCell020402">
            <text:p text:style-name="P81"><text:span text:style-name="T168">140.5930</text:span><text:span text:style-name="T169"/></text:p>
          </table:table-cell>
        </table:table-row>
        <table:table-row table:style-name="TableRow0205">
          <table:covered-table-cell>
            <text:p text:style-name="P83"><text:span text:style-name="T169"><text:s/></text:span></text:p>
          </table:covered-table-cell>
          <table:table-cell table:style-name="TableCell020501">
            <text:p text:style-name="P84"><text:span text:style-name="T170">4 </text:span><text:span text:style-name="T171"/></text:p>
          </table:table-cell>
          <table:table-cell table:style-name="TableCell020502">
            <text:p text:style-name="P84"><text:span text:style-name="T172">261.09164</text:span><text:span text:style-name="T173"/></text:p>
          </table:table-cell>
        </table:table-row>
        <table:table-row table:style-name="TableRow0206">
          <table:covered-table-cell>
            <text:p text:style-name="P86"><text:span text:style-name="T173"><text:s/></text:span></text:p>
          </table:covered-table-cell>
          <table:table-cell table:style-name="TableCell020601">
            <text:p text:style-name="P87"><text:span text:style-name="T174">8</text:span><text:span text:style-name="T175"/></text:p>
          </table:table-cell>
          <table:table-cell table:style-name="TableCell020602">
            <text:p text:style-name="P87"><text:span text:style-name="T176">133.1375</text:span><text:span text:style-name="T177"/></text:p>
          </table:table-cell>
        </table:table-row>
        <table:table-row table:style-name="TableRow0207">
          <table:covered-table-cell>
            <text:p text:style-name="P89"><text:span text:style-name="T177"><text:s/></text:span></text:p>
          </table:covered-table-cell>
          <table:table-cell table:style-name="TableCell020701">
            <text:p text:style-name="P90"><text:span text:style-name="T178">16 </text:span><text:span text:style-name="T179"/></text:p>
          </table:table-cell>
          <table:table-cell table:style-name="TableCell020702">
            <text:p text:style-name="P90"><text:span text:style-name="T180">156.17217</text:span><text:span text:style-name="T181"/></text:p>
          </table:table-cell>
        </table:table-row>
        <table:table-row table:style-name="TableRow0208">
          <table:table-cell table:style-name="TableCell020800" table:number-rows-spanned="5">
            <text:p text:style-name="P93"><text:span text:style-name="T182">N=M=10000</text:span></text:p>
            <text:p text:style-name="P93"><text:span text:style-name="T182">n=m=3</text:span><text:span text:style-name="T183"/></text:p>
          </table:table-cell>
          <table:table-cell table:style-name="TableCell020801">
            <text:p text:style-name="P93"><text:span text:style-name="T184">secvential </text:span><text:span text:style-name="T185"/></text:p>
          </table:table-cell>
          <table:table-cell table:style-name="TableCell020802">
            <text:p text:style-name="P93"><text:span text:style-name="T186">2032.1589</text:span><text:span text:style-name="T187"/></text:p>
          </table:table-cell>
        </table:table-row>
        <table:table-row table:style-name="TableRow0209">
          <table:covered-table-cell>
            <text:p text:style-name="P96"><text:span text:style-name="T187"><text:s/></text:span></text:p>
          </table:covered-table-cell>
          <table:table-cell table:style-name="TableCell020901">
            <text:p text:style-name="P97"><text:span text:style-name="T188">2 </text:span><text:span text:style-name="T189"/></text:p>
          </table:table-cell>
          <table:table-cell table:style-name="TableCell020902">
            <text:p text:style-name="P97"><text:span text:style-name="T190">1501.902</text:span><text:span text:style-name="T191"/></text:p>
          </table:table-cell>
        </table:table-row>
        <table:table-row table:style-name="TableRow0210">
          <table:covered-table-cell>
            <text:p text:style-name="P99"><text:span text:style-name="T191"><text:s/></text:span></text:p>
          </table:covered-table-cell>
          <table:table-cell table:style-name="TableCell021001">
            <text:p text:style-name="P100"><text:span text:style-name="T192">4 </text:span><text:span text:style-name="T193"/></text:p>
          </table:table-cell>
          <table:table-cell table:style-name="TableCell021002">
            <text:p text:style-name="P100"><text:span text:style-name="T194">2829.64</text:span><text:span text:style-name="T195"/></text:p>
          </table:table-cell>
        </table:table-row>
        <table:table-row table:style-name="TableRow0211">
          <table:covered-table-cell>
            <text:p text:style-name="P103"><text:span text:style-name="T195"><text:s/></text:span></text:p>
          </table:covered-table-cell>
          <table:table-cell table:style-name="TableCell021101">
            <text:p text:style-name="P104"><text:span text:style-name="T196">8 </text:span><text:span text:style-name="T197"/></text:p>
          </table:table-cell>
          <table:table-cell table:style-name="TableCell021102">
            <text:p text:style-name="P104"><text:span text:style-name="T198">1711.8952</text:span><text:span text:style-name="T199"/></text:p>
          </table:table-cell>
        </table:table-row>
        <table:table-row table:style-name="TableRow0212">
          <table:covered-table-cell>
            <text:p text:style-name="P107"><text:span text:style-name="T199"><text:s/></text:span></text:p>
          </table:covered-table-cell>
          <table:table-cell table:style-name="TableCell021201">
            <text:p text:style-name="P108"><text:span text:style-name="T200">16 </text:span><text:span text:style-name="T201"/></text:p>
          </table:table-cell>
          <table:table-cell table:style-name="TableCell021202">
            <text:p text:style-name="P108"><text:span text:style-name="T202">1651.29101</text:span><text:span text:style-name="T203"/></text:p>
          </table:table-cell>
        </table:table-row>
      </table:table>
      <text:p text:style-name="P110"><text:span text:style-name="T203"/></text:p>
      <text:p text:style-name="P111"><text:span text:style-name="T203"/></text:p>
      <text:p text:style-name="P111"><text:span text:style-name="T203"/></text:p>
      <text:p text:style-name="P111"><text:span text:style-name="T20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